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useo Sans" svg:font-family="'Museo Sans'" style:font-family-generic="roman" style:font-pitch="variable"/>
    <style:font-face style:name="Museo Sans1" svg:font-family="'Museo Sans'" style:font-family-generic="system" style:font-pitch="variable"/>
    <style:font-face style:name="Open Sans" svg:font-family="'Open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ource Sans Pro1" svg:font-family="'Source Sans Pr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cm" style:contextual-spacing="false" fo:line-height="200%"/>
    </style:style>
    <style:style style:name="P2" style:family="paragraph" style:parent-style-name="Standard">
      <style:paragraph-properties fo:margin-top="0cm" fo:margin-bottom="0cm" style:contextual-spacing="false" fo:line-height="200%"/>
      <style:text-properties fo:color="#000000" loext:opacity="100%" style:font-name="Calibri" style:font-name-asian="Times New Roman1" style:language-asian="en" style:country-asian="GB" style:font-name-complex="Calibri1"/>
    </style:style>
    <style:style style:name="P3" style:family="paragraph" style:parent-style-name="Standard">
      <style:text-properties fo:color="#000000" loext:opacity="100%"/>
    </style:style>
    <style:style style:name="P4" style:family="paragraph" style:parent-style-name="Standard">
      <style:paragraph-properties fo:margin-top="0cm" fo:margin-bottom="0cm" style:contextual-spacing="false" fo:line-height="100%"/>
      <style:text-properties fo:color="#000000" loext:opacity="100%" style:font-name="Source Sans Pro" fo:font-size="12pt" style:font-size-asian="12pt" style:font-name-complex="Source Sans Pro1" style:font-size-complex="12pt"/>
    </style:style>
    <style:style style:name="P5" style:family="paragraph" style:parent-style-name="Standard">
      <style:text-properties fo:color="#000000" loext:opacity="100%" style:text-underline-style="none"/>
    </style:style>
    <style:style style:name="P6" style:family="paragraph" style:parent-style-name="Standard">
      <style:text-properties fo:color="#000000" loext:opacity="100%" fo:font-size="10pt" style:text-underline-style="none" style:font-size-asian="10pt" style:font-size-complex="10pt"/>
    </style:style>
    <style:style style:name="P7" style:family="paragraph" style:parent-style-name="Standard">
      <style:paragraph-properties fo:margin-top="0cm" fo:margin-bottom="0cm" style:contextual-spacing="false" fo:line-height="200%"/>
      <style:text-properties fo:color="#292b2c" loext:opacity="100%" fo:background-color="#ffffff"/>
    </style:style>
    <style:style style:name="P8" style:family="paragraph" style:parent-style-name="Standard">
      <style:text-properties fo:color="#292b2c" loext:opacity="100%" fo:font-size="10pt" fo:background-color="#ffffff" style:font-size-asian="10pt" style:font-size-complex="10pt"/>
    </style:style>
    <style:style style:name="P9" style:family="paragraph" style:parent-style-name="Standard">
      <style:paragraph-properties fo:margin-top="0cm" fo:margin-bottom="0cm" style:contextual-spacing="false" fo:line-height="100%"/>
      <style:text-properties fo:color="#292b2c" loext:opacity="100%" fo:font-size="10pt" fo:background-color="#ffffff" style:font-size-asian="10pt" style:font-size-complex="10pt"/>
    </style:style>
    <style:style style:name="P10" style:family="paragraph" style:parent-style-name="Standard">
      <style:paragraph-properties fo:margin-top="0cm" fo:margin-bottom="0cm" style:contextual-spacing="false" fo:line-height="200%"/>
      <style:text-properties fo:color="#2e2e2e" loext:opacity="100%"/>
    </style:style>
    <style:style style:name="P11" style:family="paragraph" style:parent-style-name="Standard">
      <style:text-properties style:font-name-asian="F"/>
    </style:style>
    <style:style style:name="P12" style:family="paragraph" style:parent-style-name="Standard">
      <style:paragraph-properties fo:margin-top="0cm" fo:margin-bottom="0cm" style:contextual-spacing="false" fo:line-height="100%"/>
    </style:style>
    <style:style style:name="P13" style:family="paragraph" style:parent-style-name="Standard">
      <style:paragraph-properties fo:line-height="100%"/>
    </style:style>
    <style:style style:name="P14" style:family="paragraph" style:parent-style-name="Standard">
      <style:text-properties fo:font-size="10pt" style:font-size-asian="10pt" style:font-size-complex="10pt"/>
    </style:style>
    <style:style style:name="P15" style:family="paragraph" style:parent-style-name="Standard">
      <style:text-properties fo:font-size="10pt" style:font-name-asian="F" style:font-size-asian="10pt" style:font-size-complex="10pt"/>
    </style:style>
    <style:style style:name="P16" style:family="paragraph" style:parent-style-name="paragraph">
      <style:paragraph-properties fo:margin-top="0cm" fo:margin-bottom="0cm" style:contextual-spacing="false" fo:text-align="center" style:justify-single-word="false"/>
    </style:style>
    <style:style style:name="P17" style:family="paragraph" style:parent-style-name="paragraph">
      <style:paragraph-properties fo:margin-top="0cm" fo:margin-bottom="0cm" style:contextual-spacing="false"/>
      <style:text-properties style:font-name="Calibri Light" fo:font-size="22pt" style:font-size-asian="22pt" style:font-name-complex="Calibri Light1" style:font-size-complex="22pt"/>
    </style:style>
    <style:style style:name="P18" style:family="paragraph" style:parent-style-name="paragraph">
      <style:paragraph-properties fo:margin-top="0cm" fo:margin-bottom="0cm" style:contextual-spacing="false" style:vertical-align="baseline"/>
    </style:style>
    <style:style style:name="P19" style:family="paragraph" style:parent-style-name="paragraph">
      <style:paragraph-properties fo:margin-top="0.494cm" fo:margin-bottom="0.494cm" style:contextual-spacing="false" style:vertical-align="baseline"/>
    </style:style>
    <style:style style:name="P20" style:family="paragraph" style:parent-style-name="paragraph">
      <style:paragraph-properties fo:margin-top="0cm" fo:margin-bottom="0cm" style:contextual-spacing="false" fo:line-height="200%" style:vertical-align="baseline"/>
      <style:text-properties fo:color="#000000" loext:opacity="100%" style:font-name="Calibri" fo:font-size="11pt" style:font-size-asian="11pt" style:font-name-complex="Calibri1" style:font-size-complex="11pt"/>
    </style:style>
    <style:style style:name="P21" style:family="paragraph" style:parent-style-name="paragraph">
      <style:paragraph-properties fo:margin-top="0.494cm" fo:margin-bottom="0.494cm" style:contextual-spacing="false" style:vertical-align="baseline"/>
      <style:text-properties fo:color="#000000" loext:opacity="100%" style:font-name="Calibri" fo:font-size="10pt" style:font-size-asian="10pt" style:font-name-complex="Calibri1" style:font-size-complex="10pt"/>
    </style:style>
    <style:style style:name="P22" style:family="paragraph" style:parent-style-name="paragraph">
      <style:paragraph-properties fo:margin-top="0cm" fo:margin-bottom="0cm" style:contextual-spacing="false" style:vertical-align="baseline"/>
      <style:text-properties fo:color="#000000" loext:opacity="100%" style:font-name="Calibri" fo:font-size="10pt" style:font-name-asian="Calibri1" style:font-size-asian="10pt" style:language-asian="en" style:country-asian="US" style:font-name-complex="Source Sans Pro1" style:font-size-complex="10pt"/>
    </style:style>
    <style:style style:name="P23" style:family="paragraph" style:parent-style-name="paragraph">
      <style:paragraph-properties fo:margin-top="0cm" fo:margin-bottom="0cm" style:contextual-spacing="false" fo:line-height="200%" style:vertical-align="baseline"/>
    </style:style>
    <style:style style:name="P24" style:family="paragraph" style:parent-style-name="paragraph">
      <loext:graphic-properties draw:fill="solid" draw:fill-color="#ffffff"/>
      <style:paragraph-properties fo:margin-top="0.494cm" fo:margin-bottom="0cm" style:contextual-spacing="false" fo:line-height="200%" fo:background-color="#ffffff" style:vertical-align="baseline"/>
    </style:style>
    <style:style style:name="P25" style:family="paragraph" style:parent-style-name="paragraph">
      <style:paragraph-properties fo:margin-top="0cm" fo:margin-bottom="0cm" style:contextual-spacing="false" fo:line-height="200%" fo:text-align="center" style:justify-single-word="false"/>
    </style:style>
    <style:style style:name="P26" style:family="paragraph" style:parent-style-name="paragraph">
      <style:paragraph-properties fo:margin-top="0cm" fo:margin-bottom="0cm" style:contextual-spacing="false" fo:line-height="200%" style:vertical-align="baseline"/>
      <style:text-properties fo:color="#ff0000" loext:opacity="100%" style:font-name="Calibri" fo:font-size="11pt" style:font-size-asian="11pt" style:font-name-complex="Calibri1" style:font-size-complex="11pt"/>
    </style:style>
    <style:style style:name="P27" style:family="paragraph" style:parent-style-name="paragraph">
      <style:paragraph-properties fo:margin-top="0.494cm" fo:margin-bottom="0.494cm" style:contextual-spacing="false" style:vertical-align="baseline"/>
      <style:text-properties fo:color="#ff0000" loext:opacity="100%" style:font-name="Calibri" fo:font-size="10pt" style:font-size-asian="10pt" style:font-name-complex="Calibri1" style:font-size-complex="10pt"/>
    </style:style>
    <style:style style:name="P28" style:family="paragraph" style:parent-style-name="paragraph">
      <style:paragraph-properties fo:margin-top="0cm" fo:margin-bottom="0cm" style:contextual-spacing="false" style:vertical-align="baseline"/>
      <style:text-properties fo:color="#2f5496" loext:opacity="100%" style:font-name="Calibri Light" fo:font-size="16pt" style:font-size-asian="16pt" style:font-name-complex="Calibri Light1" style:font-size-complex="16pt"/>
    </style:style>
    <style:style style:name="P29" style:family="paragraph" style:parent-style-name="paragraph">
      <style:paragraph-properties fo:margin-top="0cm" fo:margin-bottom="0cm" style:contextual-spacing="false" style:vertical-align="baseline"/>
      <style:text-properties fo:color="#2f5496" loext:opacity="100%" style:font-name="Calibri" fo:font-size="10pt" style:font-size-asian="10pt" style:font-name-complex="Calibri Light1" style:font-size-complex="10pt"/>
    </style:style>
    <style:style style:name="P30" style:family="paragraph" style:parent-style-name="paragraph">
      <style:paragraph-properties fo:margin-top="0cm" fo:margin-bottom="0cm" style:contextual-spacing="false" style:vertical-align="baseline"/>
      <style:text-properties style:font-name="Calibri" fo:font-size="11pt" style:font-size-asian="11pt" style:font-name-complex="Calibri1" style:font-size-complex="11pt"/>
    </style:style>
    <style:style style:name="P31" style:family="paragraph" style:parent-style-name="paragraph">
      <style:paragraph-properties fo:margin-top="0cm" fo:margin-bottom="0cm" style:contextual-spacing="false" style:vertical-align="baseline"/>
      <style:text-properties style:font-name="Calibri" fo:font-size="10pt" style:font-size-asian="10pt" style:font-name-complex="Segoe UI1" style:font-size-complex="10pt"/>
    </style:style>
    <style:style style:name="P32" style:family="paragraph" style:parent-style-name="paragraph">
      <style:paragraph-properties fo:margin-top="0cm" fo:margin-bottom="0cm" style:contextual-spacing="false" style:vertical-align="baseline"/>
      <style:text-properties style:font-name="Segoe UI" fo:font-size="9pt" style:font-size-asian="9pt" style:font-name-complex="Segoe UI1" style:font-size-complex="9pt"/>
    </style:style>
    <style:style style:name="T1" style:family="text">
      <style:text-properties style:font-name="Calibri Light" fo:font-size="28pt" style:font-size-asian="28pt" style:font-name-complex="Calibri Light1" style:font-size-complex="28pt"/>
    </style:style>
    <style:style style:name="T2" style:family="text">
      <style:text-properties style:font-name="Calibri Light" fo:font-size="28pt" style:font-size-asian="28pt" style:font-name-complex="Calibri Light1" style:font-size-complex="28pt"/>
    </style:style>
    <style:style style:name="T3" style:family="text">
      <style:text-properties style:font-name="Calibri Light" fo:font-size="18pt" style:font-size-asian="18pt" style:font-name-complex="Calibri Light1" style:font-size-complex="18pt"/>
    </style:style>
    <style:style style:name="T4" style:family="text">
      <style:text-properties style:font-name="Calibri Light" fo:font-size="18pt" style:font-size-asian="18pt" style:font-name-complex="Calibri Light1" style:font-size-complex="18pt"/>
    </style:style>
    <style:style style:name="T5" style:family="text">
      <style:text-properties style:font-name="Calibri Light" fo:font-size="22pt" style:font-size-asian="22pt" style:font-name-complex="Calibri Light1" style:font-size-complex="22pt"/>
    </style:style>
    <style:style style:name="T6" style:family="text">
      <style:text-properties style:font-name="Calibri Light" fo:font-size="22pt" style:font-size-asian="22pt" style:font-name-complex="Calibri Light1" style:font-size-complex="22pt"/>
    </style:style>
    <style:style style:name="T7" style:family="text">
      <style:text-properties style:font-name="Calibri Light" fo:font-size="16pt" style:font-size-asian="16pt" style:font-name-complex="Calibri Light1" style:font-size-complex="16pt"/>
    </style:style>
    <style:style style:name="T8" style:family="text">
      <style:text-properties style:font-name="Calibri Light" fo:font-size="16pt" style:font-size-asian="16pt" style:font-name-complex="Calibri Light1" style:font-size-complex="16pt"/>
    </style:style>
    <style:style style:name="T9" style:family="text">
      <style:text-properties style:font-name="Calibri" fo:font-size="11pt" style:font-size-asian="11pt" style:font-name-complex="Calibri1" style:font-size-complex="11pt"/>
    </style:style>
    <style:style style:name="T10" style:family="text">
      <style:text-properties style:font-name="Calibri" fo:font-size="11pt" style:font-size-asian="11pt" style:font-name-complex="Calibri1" style:font-size-complex="11pt"/>
    </style:style>
    <style:style style:name="T11" style:family="text">
      <style:text-properties style:font-name="Calibri" fo:font-size="10pt" style:font-size-asian="10pt" style:font-name-complex="Segoe UI1" style:font-size-complex="10pt"/>
    </style:style>
    <style:style style:name="T12" style:family="text">
      <style:text-properties style:font-name="Calibri" fo:font-size="10pt" style:font-size-asian="10pt" style:font-name-complex="Calibri1" style:font-size-complex="10pt"/>
    </style:style>
    <style:style style:name="T13" style:family="text">
      <style:text-properties style:font-name="Calibri" fo:font-size="10pt" style:font-size-asian="10pt" style:font-name-complex="Calibri Light1" style:font-size-complex="10pt"/>
    </style:style>
    <style:style style:name="T14" style:family="text">
      <style:text-properties style:font-name="Calibri" fo:font-size="10pt" fo:font-style="italic" style:font-size-asian="10pt" style:font-style-asian="italic" style:font-name-complex="Segoe UI1" style:font-size-complex="10pt"/>
    </style:style>
    <style:style style:name="T15" style:family="text">
      <style:text-properties style:font-name="Calibri" fo:font-size="10pt" style:font-name-asian="Calibri1" style:font-size-asian="10pt" style:language-asian="en" style:country-asian="US" style:font-name-complex="Source Sans Pro1" style:font-size-complex="10pt"/>
    </style:style>
    <style:style style:name="T16" style:family="text">
      <style:text-properties fo:color="#2f5496" loext:opacity="100%" style:font-name="Calibri Light" fo:font-size="16pt" style:font-size-asian="16pt" style:font-name-complex="Calibri Light1" style:font-size-complex="16pt"/>
    </style:style>
    <style:style style:name="T17" style:family="text">
      <style:text-properties fo:color="#2f5496" loext:opacity="100%" style:font-name="Calibri Light" fo:font-size="16pt" style:font-size-asian="16pt" style:font-name-complex="Calibri Light1" style:font-size-complex="16pt"/>
    </style:style>
    <style:style style:name="T18" style:family="text">
      <style:text-properties fo:color="#2f5496" loext:opacity="100%" style:font-name="Calibri Light" fo:font-size="16pt" style:font-size-asian="16pt" style:font-name-complex="Calibri Light1" style:font-size-complex="16pt"/>
    </style:style>
    <style:style style:name="T19" style:family="text">
      <style:text-properties fo:color="#2f5496" loext:opacity="100%" style:font-name="Calibri" fo:font-size="10pt" style:font-size-asian="10pt" style:font-name-complex="Calibri Light1" style:font-size-complex="10pt"/>
    </style:style>
    <style:style style:name="T20" style:family="text">
      <style:text-properties fo:color="#2f5496" loext:opacity="100%" style:font-name="Calibri" fo:font-size="10pt" style:font-size-asian="10pt" style:font-name-complex="Calibri Light1" style:font-size-complex="10pt"/>
    </style:style>
    <style:style style:name="T21" style:family="text">
      <style:text-properties fo:color="#2f5496" loext:opacity="100%" style:font-name="Calibri" fo:font-size="10pt" fo:font-style="italic" style:font-size-asian="10pt" style:font-style-asian="italic" style:font-name-complex="Calibri Light1" style:font-size-complex="10pt"/>
    </style:style>
    <style:style style:name="T22" style:family="text">
      <style:text-properties fo:color="#2f5496" loext:opacity="100%" style:font-name="Calibri" fo:font-size="10pt" fo:font-style="italic" style:font-size-asian="10pt" style:font-style-asian="italic" style:font-name-complex="Calibri Light1" style:font-size-complex="10pt"/>
    </style:style>
    <style:style style:name="T23" style:family="text">
      <style:text-properties fo:color="#000000" loext:opacity="100%" style:font-name="Calibri" fo:font-size="11pt" style:font-size-asian="11pt" style:font-name-complex="Calibri1" style:font-size-complex="11pt"/>
    </style:style>
    <style:style style:name="T24" style:family="text">
      <style:text-properties fo:color="#000000" loext:opacity="100%" style:font-name="Calibri" fo:font-size="11pt" style:font-size-asian="11pt" style:font-name-complex="Calibri1" style:font-size-complex="11pt"/>
    </style:style>
    <style:style style:name="T25" style:family="text">
      <style:text-properties fo:color="#000000" loext:opacity="100%" style:font-name="Calibri" fo:font-size="11pt" style:font-size-asian="11pt"/>
    </style:style>
    <style:style style:name="T26" style:family="text">
      <style:text-properties fo:color="#000000" loext:opacity="100%" style:font-name="Calibri" fo:font-size="11pt" style:font-size-asian="11pt"/>
    </style:style>
    <style:style style:name="T27" style:family="text">
      <style:text-properties fo:color="#000000" loext:opacity="100%" style:font-name="Calibri" style:font-name-asian="Times New Roman1" style:language-asian="en" style:country-asian="GB" style:font-name-complex="Calibri1"/>
    </style:style>
    <style:style style:name="T28" style:family="text">
      <style:text-properties fo:color="#000000" loext:opacity="100%" style:font-name="Calibri" style:font-name-asian="Times New Roman1" style:language-asian="en" style:country-asian="GB" style:font-name-complex="Calibri1"/>
    </style:style>
    <style:style style:name="T29" style:family="text">
      <style:text-properties fo:color="#000000" loext:opacity="100%" style:font-name="Calibri" fo:font-size="10pt" style:font-size-asian="10pt" style:font-name-complex="Calibri1" style:font-size-complex="10pt"/>
    </style:style>
    <style:style style:name="T30" style:family="text">
      <style:text-properties fo:color="#000000" loext:opacity="100%" style:font-name="Calibri" fo:font-size="10pt" style:font-size-asian="10pt" style:font-name-complex="Calibri1" style:font-size-complex="10pt"/>
    </style:style>
    <style:style style:name="T31" style:family="text">
      <style:text-properties fo:color="#000000" loext:opacity="100%" style:font-name="Calibri" fo:font-size="10pt" style:font-size-asian="10pt" style:font-name-complex="Calibri Light1" style:font-size-complex="10pt"/>
    </style:style>
    <style:style style:name="T32" style:family="text">
      <style:text-properties fo:color="#000000" loext:opacity="100%" style:font-name="Calibri" fo:font-size="10pt" style:font-size-asian="10pt" style:font-name-complex="Calibri Light1" style:font-size-complex="10pt"/>
    </style:style>
    <style:style style:name="T33" style:family="text">
      <style:text-properties fo:color="#000000" loext:opacity="100%" style:font-name="Calibri" fo:font-size="10pt" fo:font-style="italic" style:font-size-asian="10pt" style:font-style-asian="italic" style:font-name-complex="Calibri1" style:font-size-complex="10pt"/>
    </style:style>
    <style:style style:name="T34" style:family="text">
      <style:text-properties fo:color="#000000" loext:opacity="100%" style:font-name="Calibri" fo:font-size="10pt" fo:font-style="italic" style:font-size-asian="10pt" style:font-style-asian="italic" style:font-size-complex="10pt"/>
    </style:style>
    <style:style style:name="T35" style:family="text">
      <style:text-properties fo:color="#000000" loext:opacity="100%" style:font-name="Calibri" fo:font-size="10pt" style:font-name-asian="Calibri1" style:font-size-asian="10pt" style:language-asian="en" style:country-asian="US" style:font-name-complex="Source Sans Pro1" style:font-size-complex="10pt"/>
    </style:style>
    <style:style style:name="T36" style:family="text">
      <style:text-properties fo:color="#000000" loext:opacity="100%" style:font-name="Calibri" fo:font-size="10pt" style:text-underline-style="none" style:font-name-asian="Calibri1" style:font-size-asian="10pt" style:language-asian="en" style:country-asian="US" style:font-name-complex="F" style:font-size-complex="10pt"/>
    </style:style>
    <style:style style:name="T37" style:family="text">
      <style:text-properties fo:color="#000000" loext:opacity="100%" fo:background-color="#ffffff" loext:char-shading-value="0" style:font-name-complex="Open Sans"/>
    </style:style>
    <style:style style:name="T38" style:family="text">
      <style:text-properties fo:color="#000000" loext:opacity="100%"/>
    </style:style>
    <style:style style:name="T39" style:family="text">
      <style:text-properties fo:color="#000000" loext:opacity="100%" style:text-underline-style="solid" style:text-underline-width="auto" style:text-underline-color="font-color"/>
    </style:style>
    <style:style style:name="T40" style:family="text">
      <style:text-properties fo:color="#000000" loext:opacity="100%" style:text-underline-style="solid" style:text-underline-width="auto" style:text-underline-color="font-color"/>
    </style:style>
    <style:style style:name="T41" style:family="text">
      <style:text-properties fo:color="#000000" loext:opacity="100%" style:font-name="Source Sans Pro" fo:font-size="12pt" style:font-size-asian="12pt" style:font-name-complex="Source Sans Pro1" style:font-size-complex="12pt"/>
    </style:style>
    <style:style style:name="T42" style:family="text">
      <style:text-properties fo:color="#000000" loext:opacity="100%" style:text-underline-style="none"/>
    </style:style>
    <style:style style:name="T43" style:family="text">
      <style:text-properties fo:color="#000000" loext:opacity="100%" style:text-underline-style="none"/>
    </style:style>
    <style:style style:name="T44" style:family="text">
      <style:text-properties fo:color="#000000" loext:opacity="100%" fo:font-size="10pt" fo:font-style="italic" style:letter-kerning="true" style:font-name-asian="Times New Roman1" style:font-size-asian="10pt" style:language-asian="en" style:country-asian="GB" style:font-style-asian="italic" style:font-name-complex="Arial" style:font-size-complex="10pt"/>
    </style:style>
    <style:style style:name="T45" style:family="text">
      <style:text-properties fo:color="#000000" loext:opacity="100%" fo:font-size="10pt" fo:font-style="italic" style:font-size-asian="10pt" style:font-style-asian="italic" style:font-name-complex="Calibri1" style:font-size-complex="10pt"/>
    </style:style>
    <style:style style:name="T46" style:family="text">
      <style:text-properties fo:color="#000000" loext:opacity="100%" fo:font-size="10pt" fo:font-style="italic" style:text-underline-style="none" style:font-size-asian="10pt" style:font-style-asian="italic" style:font-size-complex="10pt"/>
    </style:style>
    <style:style style:name="T47" style:family="text">
      <style:text-properties fo:color="#000000" loext:opacity="100%" fo:font-size="10pt" fo:font-style="italic" style:text-underline-style="none" style:font-size-asian="10pt" style:font-style-asian="italic" style:font-size-complex="10pt"/>
    </style:style>
    <style:style style:name="T48" style:family="text">
      <style:text-properties fo:color="#000000" loext:opacity="100%" fo:font-size="10pt" style:letter-kerning="true" style:font-name-asian="Times New Roman1" style:font-size-asian="10pt" style:language-asian="en" style:country-asian="GB" style:font-name-complex="Arial" style:font-size-complex="10pt"/>
    </style:style>
    <style:style style:name="T49" style:family="text">
      <style:text-properties fo:color="#000000" loext:opacity="100%" fo:font-size="10pt" style:font-size-asian="10pt" style:font-size-complex="10pt"/>
    </style:style>
    <style:style style:name="T50" style:family="text">
      <style:text-properties fo:color="#000000" loext:opacity="100%" fo:font-size="10pt" style:font-size-asian="10pt" style:font-name-complex="Calibri1" style:font-size-complex="10pt"/>
    </style:style>
    <style:style style:name="T51" style:family="text">
      <style:text-properties fo:color="#000000" loext:opacity="100%" fo:font-size="10pt" style:font-size-asian="10pt" style:font-name-complex="Calibri1" style:font-size-complex="10pt"/>
    </style:style>
    <style:style style:name="T52" style:family="text">
      <style:text-properties fo:color="#000000" loext:opacity="100%" fo:font-size="10pt" style:text-underline-style="none" style:font-size-asian="10pt" style:font-size-complex="10pt"/>
    </style:style>
    <style:style style:name="T53" style:family="text">
      <style:text-properties fo:color="#000000" loext:opacity="100%" fo:font-size="10pt" style:text-underline-style="none" style:font-size-asian="10pt" style:font-size-complex="10pt"/>
    </style:style>
    <style:style style:name="T54" style:family="text">
      <style:text-properties fo:color="#ff0000" loext:opacity="100%" style:font-name="Calibri" fo:font-size="11pt" style:font-size-asian="11pt" style:font-name-complex="Calibri1" style:font-size-complex="11pt"/>
    </style:style>
    <style:style style:name="T55" style:family="text">
      <style:text-properties fo:color="#ff0000" loext:opacity="100%" style:font-name="Calibri" fo:font-size="11pt" style:font-size-asian="11pt" style:font-name-complex="Calibri1" style:font-size-complex="11pt"/>
    </style:style>
    <style:style style:name="T56" style:family="text">
      <style:text-properties fo:color="#ff0000" loext:opacity="100%" style:font-name="Calibri" fo:font-size="10pt" style:font-size-asian="10pt" style:font-name-complex="Calibri1" style:font-size-complex="10pt"/>
    </style:style>
    <style:style style:name="T57" style:family="text">
      <style:text-properties fo:color="#ff0000" loext:opacity="100%" style:font-name="Calibri" fo:font-size="10pt" style:font-size-asian="10pt" style:font-name-complex="Calibri1" style:font-size-complex="10pt"/>
    </style:style>
    <style:style style:name="T58" style:family="text">
      <style:text-properties fo:color="#ff0000" loext:opacity="100%" fo:background-color="#ffffff" loext:char-shading-value="0" style:font-name-complex="Open Sans"/>
    </style:style>
    <style:style style:name="T59" style:family="text">
      <style:text-properties fo:color="#ff0000" loext:opacity="100%"/>
    </style:style>
    <style:style style:name="T60" style:family="text">
      <style:text-properties fo:color="#2e2e2e" loext:opacity="100%"/>
    </style:style>
    <style:style style:name="T61" style:family="text">
      <style:text-properties fo:color="#2e2e2e" loext:opacity="100%" fo:font-size="10pt" style:font-size-asian="10pt" style:font-size-complex="10pt"/>
    </style:style>
    <style:style style:name="T62" style:family="text">
      <style:text-properties fo:color="#2e2e2e" loext:opacity="100%" fo:font-size="10pt" fo:font-style="italic" style:font-size-asian="10pt" style:font-style-asian="italic" style:font-size-complex="10pt"/>
    </style:style>
    <style:style style:name="T63" style:family="text">
      <style:text-properties fo:color="#292b2c" loext:opacity="100%" fo:background-color="#ffffff" loext:char-shading-value="0"/>
    </style:style>
    <style:style style:name="T64" style:family="text">
      <style:text-properties fo:color="#292b2c" loext:opacity="100%" fo:font-size="10pt" fo:background-color="#ffffff" loext:char-shading-value="0" style:font-size-asian="10pt" style:font-size-complex="10pt"/>
    </style:style>
    <style:style style:name="T65" style:family="text">
      <style:text-properties fo:color="#292b2c" loext:opacity="100%" fo:font-size="10pt" fo:font-style="italic" fo:background-color="#ffffff" loext:char-shading-value="0" style:font-size-asian="10pt" style:font-style-asian="italic" style:font-size-complex="10pt"/>
    </style:style>
    <style:style style:name="T66" style:family="text">
      <style:text-properties style:font-name-asian="F"/>
    </style:style>
    <style:style style:name="T67" style:family="text">
      <style:text-properties style:font-name="Segoe UI" fo:font-size="9pt" style:font-size-asian="9pt" style:font-name-complex="Segoe UI1" style:font-size-complex="9pt"/>
    </style:style>
    <style:style style:name="T68" style:family="text">
      <style:text-properties fo:font-size="10pt" style:font-size-asian="10pt" style:font-size-complex="10pt"/>
    </style:style>
    <style:style style:name="T69" style:family="text">
      <style:text-properties fo:font-size="10pt" style:font-size-asian="10pt" style:font-name-complex="Calibri1" style:font-size-complex="10pt"/>
    </style:style>
    <style:style style:name="T70" style:family="text">
      <style:text-properties fo:font-size="10pt" style:font-size-asian="10pt" style:font-name-complex="Segoe UI1" style:font-size-complex="10pt"/>
    </style:style>
    <style:style style:name="T71" style:family="text">
      <style:text-properties fo:font-size="10pt" fo:font-style="italic" style:font-size-asian="10pt" style:font-style-asian="italic" style:font-size-complex="10pt"/>
    </style:style>
    <style:style style:name="T72" style:family="text">
      <style:text-properties fo:font-size="10pt" fo:font-style="italic" style:font-name-asian="F" style:font-size-asian="10pt" style:font-style-asian="italic" style:font-size-complex="10pt"/>
    </style:style>
    <style:style style:name="T73" style:family="text">
      <style:text-properties fo:font-size="10pt" fo:background-color="#ffffff" loext:char-shading-value="0" style:font-size-asian="10pt" style:font-name-complex="Arial" style:font-size-complex="10pt"/>
    </style:style>
    <style:style style:name="T74" style:family="text">
      <style:text-properties fo:font-size="10pt" fo:background-color="#ffffff" loext:char-shading-value="0" style:font-size-asian="10pt" style:font-size-complex="10pt"/>
    </style:style>
    <style:style style:name="T75" style:family="text">
      <style:text-properties fo:font-size="10pt" style:font-name-asian="F" style:font-size-asian="10pt" style:font-size-complex="10pt"/>
    </style:style>
    <style:style style:name="T76" style:family="text">
      <style:text-properties fo:font-size="10pt" fo:font-weight="bold" fo:background-color="#ffffff" loext:char-shading-value="0" style:font-size-asian="10pt" style:font-weight-asian="bold" style:font-name-complex="Arial" style:font-size-complex="10pt" style:font-weight-complex="bold"/>
    </style:style>
    <style:style style:name="T77" style:family="text">
      <style:text-properties fo:color="#0000ff" loext:opacity="100%" fo:font-size="10pt" style:text-underline-style="solid" style:text-underline-width="auto" style:text-underline-color="font-color" style:font-size-asian="10pt" style:font-size-complex="10pt"/>
    </style:style>
    <style:style style:name="T78" style:family="text">
      <style:text-properties fo:color="#0000ff" loext:opacity="100%" fo:font-size="10pt" style:font-size-asian="10pt" style:font-size-complex="10pt"/>
    </style:style>
    <style:style style:name="T79" style:family="text">
      <style:text-properties fo:color="#222222" loext:opacity="100%" fo:font-size="10pt" fo:font-style="normal" fo:background-color="#ffffff" loext:char-shading-value="0" style:font-size-asian="10pt" style:font-style-asian="normal" style:font-name-complex="Arial" style:font-size-complex="10pt"/>
    </style:style>
    <style:style style:name="T80" style:family="text">
      <style:text-properties fo:color="#222222" loext:opacity="100%" fo:font-size="10pt" fo:font-style="italic" fo:background-color="#ffffff" loext:char-shading-value="0" style:font-size-asian="10pt" style:font-style-asian="italic" style:font-name-complex="Arial" style:font-size-complex="10pt"/>
    </style:style>
    <style:style style:name="T81" style:family="text">
      <style:text-properties fo:color="#222222" loext:opacity="100%" fo:font-size="10pt" fo:font-style="italic" fo:font-weight="bold" fo:background-color="#ffffff" loext:char-shading-value="0" style:font-size-asian="10pt" style:font-style-asian="italic" style:font-weight-asian="bold" style:font-name-complex="Arial" style:font-size-complex="10pt" style:font-weight-complex="bold"/>
    </style:style>
    <style:style style:name="T82" style:family="text">
      <style:text-properties fo:color="#222222" loext:opacity="100%" fo:font-size="10pt" fo:background-color="#ffffff" loext:char-shading-value="0" style:font-size-asian="10pt" style:font-name-complex="Arial"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loext:marker-style-name="T1"><text:span text:style-name="normaltextrun"><text:span text:style-name="T1">Critical Evaluation</text:span></text:span><text:span text:style-name="T1"/></text:p>
      <text:p text:style-name="P16" loext:marker-style-name="T3"><text:span text:style-name="normaltextrun"><text:span text:style-name="T3">Question 1. Implementing Cyber Security tools and/or techniques in:</text:span></text:span><text:span text:style-name="T3"/></text:p>
      <text:p text:style-name="P16" loext:marker-style-name="T5"><text:span text:style-name="normaltextrun"><text:span text:style-name="T3">The reduction of cyberbullying</text:span></text:span><text:span text:style-name="T5"/></text:p>
      <text:p text:style-name="P17" loext:marker-style-name="T5"><text:span text:style-name="normaltextrun"><text:span text:style-name="T5"/></text:span></text:p>
      <text:p text:style-name="P18" loext:marker-style-name="T16"><text:span text:style-name="eop"><text:span text:style-name="T9"> </text:span></text:span><text:span text:style-name="normaltextrun"><text:span text:style-name="T16">Introduction </text:span></text:span><text:span text:style-name="eop"><text:span text:style-name="T16"> </text:span></text:span></text:p>
      <text:p text:style-name="P20" loext:marker-style-name="T23"><text:span text:style-name="eop"><text:span text:style-name="T23"/></text:span></text:p>
      <text:p text:style-name="P23" loext:marker-style-name="T23"><text:span text:style-name="eop"><text:span text:style-name="T23">This report critically evaluates (</text:span></text:span><text:span text:style-name="eop"><text:span text:style-name="T54">Jesson, 2006, Irvin, 2010</text:span></text:span><text:span text:style-name="eop"><text:span text:style-name="T23">) current literature on the implementation of cyber security tools in order to reduce cyberbullying. As this is an extensive topic the focus is on youth and ethics with regards to privacy in the UK. The critical evaluation covers the various definitions of cyberbullying and the descriptions of mitigation tools and techniques along with abuses if not implemented correctly. There is a comparison with conventional anti-bullying tools. The legal and regulatory aspect and their limitations in the UK are also evaluated.</text:span></text:span></text:p>
      <text:p text:style-name="P26" loext:marker-style-name="T54"><text:span text:style-name="eop"><text:span text:style-name="T54"/></text:span></text:p>
      <text:p text:style-name="P26" loext:marker-style-name="T54"><text:span text:style-name="eop"><text:span text:style-name="T54"/></text:span></text:p>
      <text:p text:style-name="P18" loext:marker-style-name="T16"><text:span text:style-name="normaltextrun"><text:span text:style-name="T16">Definitions of cyberbullying</text:span></text:span><text:span text:style-name="T16"/></text:p>
      <text:p text:style-name="P28" loext:marker-style-name="T16"><text:span text:style-name="eop"><text:span text:style-name="T16"/></text:span></text:p>
      <text:p text:style-name="P1"><text:span text:style-name="T37">‘Bullying’ is usually defined as being an aggressive, intentional act or behaviour that is carried out by a group or an individual repeatedly and over time against a victim who cannot easily defend him or herself (</text:span><text:span text:style-name="T58">Olweus, 1993</text:span><text:span text:style-name="T37">).  </text:span>Further definitions are given by Smith to specify the nature of cyberbullying and where it takes place (<text:span text:style-name="T59">Smith, 2008</text:span>). </text:p>
      <text:p text:style-name="P2" loext:marker-style-name="T27"><text:span text:style-name="eop"><text:span text:style-name="T27"/></text:span></text:p>
      <text:p text:style-name="P1" loext:marker-style-name="T27"><text:span text:style-name="eop"><text:span text:style-name="T27">Cyberbullying and cyber-victimization are related to cognitive and psychological factors such as low self-esteem and loneliness, and they are more prevalent in deprived schools (Gaffney, 2018). </text:span></text:span><text:span text:style-name="T27"/></text:p>
      <text:p text:style-name="P3" loext:marker-style-name="T38"/>
      <text:p text:style-name="P30" loext:marker-style-name="T9"><text:span text:style-name="eop"><text:span text:style-name="T9"/></text:span></text:p>
      <text:p text:style-name="P30" loext:marker-style-name="T9"><text:span text:style-name="eop"><text:span text:style-name="T9"/></text:span></text:p>
      <text:p text:style-name="P18" loext:marker-style-name="T16"><text:span text:style-name="normaltextrun"><text:span text:style-name="T16">Descriptions of mitigation tools and techniques</text:span></text:span><text:span text:style-name="T16"/></text:p>
      <text:p text:style-name="P24" loext:marker-style-name="T39"><text:soft-page-break/><text:span text:style-name="normaltextrun"><text:span text:style-name="T39">The implementation of anti-cyberbullying tools by social media companies</text:span></text:span><text:span text:style-name="T39"/></text:p>
      <text:p text:style-name="P24" loext:marker-style-name="T25"><text:span text:style-name="normaltextrun"><text:span text:style-name="T25">Review literature on large social media companies’ approach to counter cyberbullying and evaluate quality of approach.</text:span></text:span><text:span text:style-name="T25"/></text:p>
      <text:p text:style-name="P1">Ministry of Education in UAE provided a cyber security awareness program for children aged 8-10 (Al Shamsi, 2019). <text:s/>The effectiveness was found to be hard to measure (Richards, 2013).</text:p>
      <text:p text:style-name="P1"/>
      <text:p text:style-name="P1">A primary school case study from Catalonia is evaluated concerning the implementation of the dialogic model of prevention and resolution of conflicts in order to mitigate cyberbullying (Villarejo-Carballido, 2019).</text:p>
      <text:p text:style-name="P1"/>
      <text:p text:style-name="P1">Qualitative case study to explore policy recommendations for the development of cyberbullying mitigation strategies for both staff and students of a Nigerian university (Ifon,J.C) .</text:p>
      <text:p text:style-name="P1"/>
      <text:p text:style-name="P1" loext:marker-style-name="T63"><text:span text:style-name="T60">The articles are chosen to evaluate published work on abuses if cyberbullying countermeasures are not implemented correctly. The techniques reviewed cover f</text:span><text:span text:style-name="normaltextrun"><text:span text:style-name="T38">iltering inappropriate language, blocking users, controlling who can see social media activities (Li, 2019 &amp; Wendi,2020) as well as the effectiveness of policing code of conduct violations (Barlett, 2018). Social media platforms can attempt to encourage bystanders (individual who witness cyberattacks) to intervene. Additional research by </text:span></text:span><text:span text:style-name="normaltextrun"><text:span text:style-name="T59">Darley and Latane, </text:span></text:span><text:a xlink:type="simple" xlink:href="https://www.liebertpub.com/doi/full/10.1089/vio.2017.0057#B13" text:style-name="normaltextrun" text:visited-style-name="normaltextrun"><text:span text:style-name="normaltextrun"><text:span text:style-name="T59">1968</text:span></text:span></text:a><text:span text:style-name="normaltextrun"><text:span text:style-name="T59"> and on </text:span></text:span><text:span text:style-name="normaltextrun"><text:span text:style-name="T38">cyberbullying specific situations (</text:span></text:span><text:span text:style-name="normaltextrun"><text:span text:style-name="T59">Obermaier et al. </text:span></text:span><text:a xlink:type="simple" xlink:href="https://www.liebertpub.com/doi/full/10.1089/vio.2017.0057#B34" text:style-name="normaltextrun" text:visited-style-name="normaltextrun"><text:span text:style-name="normaltextrun"><text:span text:style-name="T59">2016</text:span></text:span></text:a><text:span text:style-name="normaltextrun"><text:span text:style-name="T38">). <text:s/></text:span></text:span></text:p>
      <text:p text:style-name="P7" loext:marker-style-name="T63"/>
      <text:p text:style-name="P24" loext:marker-style-name="T39"><text:span text:style-name="normaltextrun"><text:span text:style-name="T39">Smaller scale implementation on cyberbullying tools such as parents using AI.</text:span></text:span><text:span text:style-name="T39"/></text:p>
      <text:p text:style-name="P1" loext:marker-style-name="T60"><text:span text:style-name="T60">Review of the literature on companies that are offering parents AI tools to help monitor their children’s safety (</text:span><text:span text:style-name="T66">Milosovic, 2022)</text:span><text:span text:style-name="T60">. Useful data on a tick list to stop bullying provided by Sorrentino, 2018. <text:s/>Compare with Rakhmatov, 2022.</text:span></text:p>
      <text:p text:style-name="P10" loext:marker-style-name="T60"/>
      <text:p text:style-name="P32" loext:marker-style-name="T67"><text:soft-page-break/></text:p>
      <text:p text:style-name="P32" loext:marker-style-name="T67"/>
      <text:p text:style-name="P4" loext:marker-style-name="T41"/>
      <text:p text:style-name="P18" loext:marker-style-name="T16"><text:span text:style-name="normaltextrun"><text:span text:style-name="T16">Comparison with conventional anti-bullying tools</text:span></text:span><text:span text:style-name="T16"/></text:p>
      <text:p text:style-name="P18" loext:marker-style-name="T16"><text:span text:style-name="normaltextrun"><text:span text:style-name="T16">Legal and regulatory</text:span></text:span><text:span text:style-name="T16"/></text:p>
      <text:p text:style-name="P1" loext:marker-style-name="T60"><text:span text:style-name="T60">The literature on legal and regulatory limitations in the UK is evaluated (El Asam).</text:span><text:span text:style-name="T60"/></text:p>
      <text:p text:style-name="Standard"/>
      <text:p text:style-name="P18" loext:marker-style-name="T16"><text:span text:style-name="normaltextrun"><text:span text:style-name="T16">Ethics and privacy in UK</text:span></text:span><text:span text:style-name="T16"/></text:p>
      <text:p text:style-name="P32" loext:marker-style-name="T67"/>
      <text:p text:style-name="P1" loext:marker-style-name="T60"><text:span text:style-name="T60">Ethical concerns on the implementing tools such as invasive AI or loss of privacy </text:span><text:span text:style-name="T60"/></text:p>
      <text:p text:style-name="P28" loext:marker-style-name="T16"><text:span text:style-name="normaltextrun"><text:span text:style-name="T16"/></text:span></text:p>
      <text:p text:style-name="P32" loext:marker-style-name="T67"/>
      <text:p text:style-name="P18" loext:marker-style-name="T16"><text:span text:style-name="normaltextrun"><text:span text:style-name="T16">Youth</text:span></text:span><text:span text:style-name="T16"/></text:p>
      <text:p text:style-name="P28" loext:marker-style-name="T16"><text:span text:style-name="normaltextrun"><text:span text:style-name="T16"/></text:span></text:p>
      <text:p text:style-name="Standard" loext:marker-style-name="T42"><text:span text:style-name="Internet_20_link"><text:span text:style-name="T42">Quantitative analysis enables access to statistical data already made but there is a risk of building on faulty data from previous inaccuracies (Brown, 2015).</text:span></text:span><text:span text:style-name="T42"/></text:p>
      <text:p text:style-name="P5" loext:marker-style-name="T42"><text:span text:style-name="Internet_20_link"><text:span text:style-name="T42"/></text:span></text:p>
      <text:p text:style-name="P18" loext:marker-style-name="T7"><text:span text:style-name="normaltextrun"><text:span text:style-name="T16">Discussion </text:span></text:span><text:span text:style-name="normaltextrun"> </text:span></text:p>
      <text:p text:style-name="P32" loext:marker-style-name="T67"/>
      <text:p text:style-name="Standard" loext:marker-style-name="T66"><text:span text:style-name="T66">What tools and techniques should be used?</text:span><text:span text:style-name="T66"/></text:p>
      <text:p text:style-name="P11" loext:marker-style-name="T66"/>
      <text:p text:style-name="P32" loext:marker-style-name="T67"/>
      <text:p text:style-name="P18" loext:marker-style-name="T7"><text:span text:style-name="normaltextrun"><text:span text:style-name="T16">Conclusion </text:span></text:span><text:span text:style-name="normaltextrun"> </text:span></text:p>
      <text:p text:style-name="P32" loext:marker-style-name="T67"/>
      <text:p text:style-name="Standard" loext:marker-style-name="T66"><text:span text:style-name="T66">Specific to literature comparison.</text:span><text:span text:style-name="T66"/></text:p>
      <text:p text:style-name="P32" loext:marker-style-name="T67"/>
      <text:p text:style-name="P32" loext:marker-style-name="T67"/>
      <text:p text:style-name="P25" loext:marker-style-name="T23"><text:span text:style-name="eop"><text:span text:style-name="T23">End</text:span></text:span><text:span text:style-name="T23"/></text:p>
      <text:p text:style-name="P25" loext:marker-style-name="T23"><text:span text:style-name="eop"><text:span text:style-name="T23">Word count is 496.</text:span></text:span><text:bookmark text:name="_GoBack"/><text:span text:style-name="T23"/></text:p>
      <text:p text:style-name="P32" loext:marker-style-name="T67"/>
      <text:p text:style-name="P32" loext:marker-style-name="T67"/>
      <text:p text:style-name="P18" loext:marker-style-name="T16"><text:span text:style-name="normaltextrun"><text:span text:style-name="T16">References</text:span></text:span><text:span text:style-name="T16"/></text:p>
      <text:p text:style-name="Standard"/>
      <text:p text:style-name="P12" loext:marker-style-name="T68"><text:span text:style-name="T68">Al Shamsi, A.A., (2019). <text:s/></text:span><text:span text:style-name="T71">Effectiveness of Cyber Security Awareness Program for young children: A Case Study in UAE</text:span><text:span text:style-name="T68"> <text:s/>International Journal of Information Technology and Language Studies</text:span></text:p>
      <text:p text:style-name="P13" loext:marker-style-name="T77"><text:span text:style-name="T68">(IJITLS) <text:s/>Available at: </text:span><text:a xlink:type="simple" xlink:href="https://www.researchgate.net/profile/Arwa-A-Al-Shamsi/publication/342887888_Effectiveness_of_Cyber_Security_Awareness_Program_for_young_children_A_Case_Study_in_UAE/links/5f0c14fa299bf1881619832d/Effectiveness-of-Cyber-Security-Awareness-Program-for-young-children-A-Case-Study-in-UAE.pdf" text:style-name="Default_20_Style" text:visited-style-name="Default_20_Style"><text:span text:style-name="T77">Microsoft Word - Paper #2.doc (researchgate.net)</text:span></text:a><text:span text:style-name="T68"> [Accessed 2 Sep 2023]</text:span></text:p>
      <text:p text:style-name="P8" loext:marker-style-name="T64"/>
      <text:p text:style-name="Standard" loext:marker-style-name="T44"><text:soft-page-break/><text:span text:style-name="T64">Barlett, C. et al (2018). </text:span><text:span text:style-name="T44">Social media use as a tool to facilitate or reduce cyberbullying perpetration: A review focusing on anonymous and nonanonymous social media platforms.</text:span><text:span text:style-name="T48"> <text:s/></text:span><text:span text:style-name="T44"><text:s/></text:span><text:span text:style-name="T48">Mary Ann Liebert. Available at:</text:span><text:span text:style-name="T44"> </text:span><text:a xlink:type="simple" xlink:href="https://doi.org/10.1089/vio.2017.0057" text:style-name="Internet_20_link" text:visited-style-name="Visited_20_Internet_20_Link"><text:span text:style-name="Internet_20_link"><text:span text:style-name="T73">https://doi.org/10.1089/vio.2017.0057</text:span></text:span></text:a><text:span text:style-name="T68"> <text:s text:c="2"/>[Accessed 2 Sep 2023]</text:span></text:p>
      <text:p text:style-name="P14" loext:marker-style-name="T68"/>
      <text:p text:style-name="Standard" loext:marker-style-name="T68"><text:span text:style-name="T68">Brown, J.D. edit Plonsky.L (2015). </text:span><text:span text:style-name="T71">Why bother learning advance quantitative methods in L2 research </text:span><text:span text:style-name="T68">Routledge. Accessed at: </text:span><text:a xlink:type="simple" xlink:href="https://books.google.co.uk/books?hl=en&amp;lr=&amp;id=jA0XCgAAQBAJ&amp;oi=fnd&amp;pg=PA9&amp;ots=xHQ_8JcUXs&amp;sig=fgD4c7SOivHRM9ft73UW5Qs5RXw&amp;redir_esc=y#v=onepage&amp;q&amp;f=false" text:style-name="Default_20_Style" text:visited-style-name="Default_20_Style"><text:span text:style-name="T77">Advancing Quantitative Methods in Second Language Research - Luke Plonsky - Google Books</text:span></text:a><text:span text:style-name="T77"> </text:span><text:span text:style-name="T49"><text:s/>[Accessed 1 Sep 2023]</text:span></text:p>
      <text:p text:style-name="P14" loext:marker-style-name="T68"/>
      <text:p text:style-name="Standard" loext:marker-style-name="T50"><text:span text:style-name="T68">El Asam, A. et al (2016) <text:s/></text:span><text:span text:style-name="eop"><text:span text:style-name="T45">Cyberbullying and the law: A review of psychological and legal challenges</text:span></text:span><text:span text:style-name="eop"><text:span text:style-name="T50">. <text:s text:c="2"/>Computers in Human Behavior Volume 65, December 2016, Pages 127-141 <text:s/>Available at: </text:span></text:span><text:a xlink:type="simple" xlink:href="https://doi.org/10.1016/j.chb.2016.08.012" text:style-name="Internet_20_link" text:visited-style-name="Visited_20_Internet_20_Link"><text:span text:style-name="Internet_20_link"><text:span text:style-name="T69">https://doi.org/10.1016/j.chb.2016.08.012</text:span></text:span></text:a><text:span text:style-name="eop"><text:span text:style-name="T50"> <text:s/>[Accessed 2 Sep 2023]</text:span></text:span></text:p>
      <text:p text:style-name="P31" loext:marker-style-name="T11"/>
      <text:p text:style-name="Standard" loext:marker-style-name="T52"><text:span text:style-name="T68">Gaffney, H. (2018). </text:span><text:span text:style-name="T71">Cyberbullying in the United Kingdom and Ireland</text:span><text:span text:style-name="T68"> <text:s text:c="2"/></text:span><text:span text:style-name="eop"><text:span text:style-name="T50">International Perspectives on Cyberbullying pp 101–14 Available at: </text:span></text:span><text:a xlink:type="simple" xlink:href="https://link.springer.com/chapter/10.1007/978-3-319-73263-3_5" text:style-name="Internet_20_link" text:visited-style-name="Visited_20_Internet_20_Link"><text:span text:style-name="Internet_20_link"><text:span text:style-name="T68">Cyberbullying in the United Kingdom and Ireland | SpringerLink</text:span></text:span></text:a><text:span text:style-name="Internet_20_link"><text:span text:style-name="T68"> <text:s/></text:span></text:span><text:span text:style-name="Internet_20_link"><text:span text:style-name="T52">[Accessed 3 Sep 2023]</text:span></text:span></text:p>
      <text:p text:style-name="P14" loext:marker-style-name="T68"/>
      <text:p text:style-name="Standard" loext:marker-style-name="T68"><text:span text:style-name="T68">Ifon,J.C, (2023). <text:s/></text:span><text:span text:style-name="T71">Management of Cyberbullying: A Qualitative Exploratory Case Study of a Nigerian University</text:span><text:span text:style-name="T68"> International Journal of Bullying Prevention (2023) 5:161–177 <text:s/>Available at: </text:span><text:a xlink:type="simple" xlink:href="https://doi.org/10.1007/s42380-022-00124-y" text:style-name="Internet_20_link" text:visited-style-name="Visited_20_Internet_20_Link"><text:span text:style-name="Internet_20_link"><text:span text:style-name="T68">https://doi.org/10.1007/s42380-022-00124-y</text:span></text:span></text:a><text:span text:style-name="T68"> <text:s/>[Accessed 3 Sep 2023[</text:span></text:p>
      <text:p text:style-name="P31" loext:marker-style-name="T11"/>
      <text:p text:style-name="P19" loext:marker-style-name="T29"><text:span text:style-name="eop"><text:span text:style-name="T29">Irvin,L.L., edited Lowe,C (2010), </text:span></text:span><text:span text:style-name="eop"><text:span text:style-name="T33">What is “Academic Writing”</text:span></text:span><text:span text:style-name="eop"><text:span text:style-name="T29"> Writing Spaces 1 Readings on Writing.</text:span></text:span></text:p>
      <text:p text:style-name="P19" loext:marker-style-name="T29"><text:span text:style-name="eop"><text:span text:style-name="T29">Google Books Available at: </text:span></text:span><text:a xlink:type="simple" xlink:href="https://books.google.co.uk/books?hl=en&amp;lr=&amp;id=qqoWEAAAQBAJ&amp;oi=fnd&amp;pg=PA3&amp;dq=how+to+be+critical+in+academic+writing&amp;ots=vAPSotKgL7&amp;sig=Sn2I-hQL5TpD1kC45FfdftC5xDk&amp;redir_esc=y#v=onepage&amp;q=how%20to%20be%20critical%20in%20academic%20writing&amp;f=false" text:style-name="Internet_20_link" text:visited-style-name="Visited_20_Internet_20_Link"><text:span text:style-name="Internet_20_link"><text:span text:style-name="T12">https://books.google.co.uk/books?hl=en&amp;lr=&amp;id=qqoWEAAAQBAJ&amp;oi=fnd&amp;pg=PA3&amp;dq=how+to+be+critical+in+academic+writing&amp;ots=vAPSotKgL7&amp;sig=Sn2I-hQL5TpD1kC45FfdftC5xDk&amp;redir_esc=y#v=onepage&amp;q=how%20to%20be%20critical%20in%20academic%20writing&amp;f=false</text:span></text:span></text:a><text:span text:style-name="eop"><text:span text:style-name="T56"> <text:s/></text:span></text:span><text:span text:style-name="eop"><text:span text:style-name="T29">[Accessed 2 Sep 2023]</text:span></text:span></text:p>
      <text:p text:style-name="P27" loext:marker-style-name="T56"><text:span text:style-name="eop"><text:span text:style-name="T56"/></text:span></text:p>
      <text:p text:style-name="P19" loext:marker-style-name="T29"><text:span text:style-name="eop"><text:span text:style-name="T29">Jesson,J. et al (2006). <text:s/></text:span></text:span><text:span text:style-name="eop"><text:span text:style-name="T33">How to do (or not to do) a critical literature review </text:span></text:span><text:span text:style-name="eop"><text:span text:style-name="T29">Pharmacy Education, June 2006; 6(2): 139–148 Available at: </text:span></text:span><text:a xlink:type="simple" xlink:href="https://publications.aston.ac.uk/id/eprint/3431/1/Jesson_and_lacey2006.pdf" text:style-name="Internet_20_link" text:visited-style-name="Visited_20_Internet_20_Link"><text:span text:style-name="Internet_20_link"><text:span text:style-name="T12">https://publications.aston.ac.uk/id/eprint/3431/1/Jesson_and_lacey2006.pdf</text:span></text:span></text:a><text:span text:style-name="eop"><text:span text:style-name="T56"> <text:s/></text:span></text:span><text:span text:style-name="eop"><text:span text:style-name="T29">[Accessed 3 Sep 2023]</text:span></text:span></text:p>
      <text:p text:style-name="P9" loext:marker-style-name="T64"/>
      <text:p text:style-name="P12" loext:marker-style-name="T65"><text:span text:style-name="T64">Li, W. (2019) <text:s/></text:span><text:span text:style-name="T65">A Design Approach for Automated Prevention of Cyberbullying Using Language Features on Social Media.</text:span><text:span text:style-name="T64"> <text:s text:c="2"/>2019 5th International Conference on Information Management (ICIM). <text:s/></text:span></text:p>
      <text:p text:style-name="P12" loext:marker-style-name="T64"><text:span text:style-name="T64">Available at </text:span><text:a xlink:type="simple" xlink:href="https://ieeexplore.ieee.org/xpl/conhome/8704709/proceeding" text:style-name="Internet_20_link" text:visited-style-name="Visited_20_Internet_20_Link"><text:span text:style-name="Internet_20_link"><text:span text:style-name="T74">https://ieeexplore.ieee.org/xpl/conhome/8704709/proceeding</text:span></text:span></text:a><text:span text:style-name="T64"> <text:s text:c="2"/>[Accessed 3 Sep 2023]</text:span></text:p>
      <text:p text:style-name="P15" loext:marker-style-name="T75"/>
      <text:p text:style-name="Standard" loext:marker-style-name="T70"><text:span text:style-name="T75">Milosovic,T. (2022). </text:span><text:span text:style-name="T72">Artificial Intelligence to Address Cyberbullying, Harassment and Abuse: New Directions in the Midst of Complexity.</text:span><text:span text:style-name="T75"> <text:s text:c="3"/></text:span><text:span text:style-name="T70">International Journal of Bullying Prevention 4, pages1–5 (2022). Available at: </text:span><text:a xlink:type="simple" xlink:href="https://link.springer.com/article/10.1007/s42380-022-00117-x" text:style-name="Internet_20_link" text:visited-style-name="Visited_20_Internet_20_Link"><text:span text:style-name="Internet_20_link"><text:span text:style-name="T70">https://link.springer.com/article/10.1007/s42380-022-00117-x</text:span></text:span></text:a><text:span text:style-name="T70"> <text:s text:c="2"/>[Accessed 3 Sep 2023]</text:span></text:p>
      <text:p text:style-name="P21" loext:marker-style-name="T29"><text:span text:style-name="eop"><text:span text:style-name="T29"/></text:span></text:p>
      <text:p text:style-name="P19" loext:marker-style-name="T29"><text:soft-page-break/><text:span text:style-name="eop"><text:span text:style-name="T29">Olweus, D. (1993). </text:span></text:span><text:span text:style-name="eop"><text:span text:style-name="T33">Bullying at school: What we know and what we can do.</text:span></text:span><text:span text:style-name="eop"><text:span text:style-name="T29"> Oxford: Blackwell. Available at: </text:span></text:span><text:a xlink:type="simple" xlink:href="https://books.google.co.uk/books?id=0Fz1jD9paoQC&amp;printsec=frontcover&amp;redir_esc=y#v=onepage&amp;q&amp;f=false" text:style-name="Internet_20_link" text:visited-style-name="Visited_20_Internet_20_Link"><text:span text:style-name="Internet_20_link"><text:span text:style-name="T12">https://books.google.co.uk/books?id=0Fz1jD9paoQC&amp;printsec=frontcover&amp;redir_esc=y#v=onepage&amp;q&amp;f=false</text:span></text:span></text:a><text:span text:style-name="eop"><text:span text:style-name="T56"> <text:s/></text:span></text:span><text:span text:style-name="eop"><text:span text:style-name="T29">[Accessed 1 Sep 2023]</text:span></text:span></text:p>
      <text:p text:style-name="P22" loext:marker-style-name="T35"/>
      <text:p text:style-name="P18" loext:marker-style-name="T14"><text:span text:style-name="T35">Rakhmatov,D. (2022). </text:span><text:span text:style-name="T14">METHODS AND EFFECTIVENESS OF THE USE OF ARTIFICIAL INTELLIGENCE</text:span></text:p>
      <text:p text:style-name="P18" loext:marker-style-name="T35"><text:span text:style-name="T14">IN THE FIGHT AGAINST CYBERBULLYING. </text:span><text:span text:style-name="T11"><text:s text:c="2"/></text:span><text:span text:style-name="T14"><text:s/></text:span><text:span text:style-name="T11">ResearchGate. Available at </text:span><text:span text:style-name="T35"><text:s/></text:span><text:a xlink:type="simple" xlink:href="https://www.researchgate.net/publication/359628975" text:style-name="Internet_20_link" text:visited-style-name="Visited_20_Internet_20_Link"><text:span text:style-name="Internet_20_link"><text:span text:style-name="T15">https://www.researchgate.net/publication/359628975</text:span></text:span></text:a><text:span text:style-name="T35"> <text:s text:c="2"/>[Accessed 3 Sep 2023]</text:span></text:p>
      <text:p text:style-name="P31" loext:marker-style-name="T11"/>
      <text:p text:style-name="P6" loext:marker-style-name="T52"><text:span text:style-name="Internet_20_link"><text:span text:style-name="T52"/></text:span></text:p>
      <text:p text:style-name="Standard" loext:marker-style-name="T46"><text:span text:style-name="Internet_20_link"><text:span text:style-name="T52">Richards,L. et al, (2013) <text:s/></text:span></text:span><text:span text:style-name="Internet_20_link"><text:span text:style-name="T46">README FIRST for a User’s Guide to Qualitative Methods <text:s/></text:span></text:span><text:span text:style-name="Internet_20_link"><text:span text:style-name="T52">Sage Available at </text:span></text:span><text:span text:style-name="T77">README FIRST for a User′s Guide to Qualitative Methods - Lyn Richards, Janice M. Morse - Google Books <text:s/></text:span><text:span text:style-name="T78"><text:s text:c="2"/></text:span><text:span text:style-name="T49">[Accessed 3 Sep 2023]</text:span></text:p>
      <text:p text:style-name="P29" loext:marker-style-name="T19"><text:span text:style-name="normaltextrun"><text:span text:style-name="T19"/></text:span></text:p>
      <text:p text:style-name="P19" loext:marker-style-name="T29"><text:span text:style-name="eop"><text:span text:style-name="T29">Smith,P.K., (2008) <text:s/></text:span></text:span><text:span text:style-name="eop"><text:span text:style-name="T33">Cyberbullying: its nature and impact in secondary school pupils.</text:span></text:span><text:span text:style-name="eop"><text:span text:style-name="T29"> <text:s/>Journal of Child Psychology and Psychiatry Wiley Online Library Available at: </text:span></text:span><text:a xlink:type="simple" xlink:href="https://acamh.onlinelibrary.wiley.com/doi/full/10.1111/j.1469-7610.2007.01846.x#b12" text:style-name="Internet_20_link" text:visited-style-name="Visited_20_Internet_20_Link"><text:span text:style-name="Internet_20_link"><text:span text:style-name="T12">https://acamh.onlinelibrary.wiley.com/doi/full/10.1111/j.1469-7610.2007.01846.x#b12</text:span></text:span></text:a><text:span text:style-name="eop"><text:span text:style-name="T56"> <text:s/></text:span></text:span><text:span text:style-name="eop"><text:span text:style-name="T29">[Accessed <text:s/>2 Sep 2023]</text:span></text:span></text:p>
      <text:p text:style-name="P21" loext:marker-style-name="T29"><text:span text:style-name="eop"><text:span text:style-name="T29"/></text:span></text:p>
      <text:p text:style-name="P12" loext:marker-style-name="T61"><text:span text:style-name="T61">Sorrentino, A. (2018). </text:span><text:span text:style-name="T62">The Efficacy of the Tabby Improved Prevention and Intervention Program in Reducing Cyberbullying and Cybervictimization among Students. <text:s/></text:span><text:span text:style-name="T61"><text:s/>Int J Environ Res Public Health. 2018 Nov 13;15(11):2536. Available at: </text:span><text:a xlink:type="simple" xlink:href="https://pubmed.ncbi.nlm.nih.gov/30428513/" text:style-name="Internet_20_link" text:visited-style-name="Visited_20_Internet_20_Link"><text:span text:style-name="Internet_20_link"><text:span text:style-name="T68">https://pubmed.ncbi.nlm.nih.gov/30428513/</text:span></text:span></text:a><text:span text:style-name="T61"> <text:s/>[Accessed 3 Sep 2023]</text:span></text:p>
      <text:p text:style-name="P31" loext:marker-style-name="T11"/>
      <text:p text:style-name="P31" loext:marker-style-name="T11"/>
      <text:p text:style-name="Standard" loext:marker-style-name="T68"><text:span text:style-name="T68">Villarejo-Carballido, B, (2019). <text:s/></text:span><text:span text:style-name="T71">Dialogic Model of Prevention and Resolution of Conflicts: Evidence of the Success of Cyberbullying Prevention in a Primary School in Catalonia</text:span><text:span text:style-name="T68"> <text:s/></text:span><text:span text:style-name="Emphasis"><text:span text:style-name="T79">Int. J. Environ. Res. Public Health</text:span></text:span><text:span text:style-name="T80"> </text:span><text:span text:style-name="T81">2019</text:span><text:span text:style-name="T80">, </text:span><text:span text:style-name="Emphasis"><text:span text:style-name="T79">16</text:span></text:span><text:span text:style-name="T80">(6), 918</text:span><text:span text:style-name="T82">; Available at: </text:span><text:a xlink:type="simple" xlink:href="https://doi.org/10.3390/ijerph16060918" text:style-name="Internet_20_link" text:visited-style-name="Visited_20_Internet_20_Link"><text:span text:style-name="Internet_20_link"><text:span text:style-name="T76">https://doi.org/10.3390/ijerph16060918</text:span></text:span></text:a><text:span text:style-name="T68"> [Accessed 3 Sep 2023]</text:span></text:p>
      <text:p text:style-name="P31" loext:marker-style-name="T11"/>
      <text:p text:style-name="P31" loext:marker-style-name="T11"/>
      <text:p text:style-name="P18" loext:marker-style-name="T21"><text:span text:style-name="Internet_20_link"><text:span text:style-name="T36">Wendi,C. et al (2020). </text:span></text:span><text:span text:style-name="T34">Cyberbullying detection solutions based on deep learning architectures </text:span></text:p>
      <text:p text:style-name="P18" loext:marker-style-name="T31"><text:span text:style-name="normaltextrun"><text:span text:style-name="T31">Multimedia Systems volume 29, pages1839–1852 (2023) <text:s/>SpringerLink. <text:s/>Available at: </text:span></text:span><text:a xlink:type="simple" xlink:href="https://link.springer.com/article/10.1007/s00530-020-00701-5" text:style-name="Internet_20_link" text:visited-style-name="Visited_20_Internet_20_Link"><text:span text:style-name="Internet_20_link"><text:span text:style-name="T13">https://link.springer.com/article/10.1007/s00530-020-00701-5</text:span></text:span></text:a><text:span text:style-name="normaltextrun"><text:span text:style-name="T31"> <text:s/>[Accessed 2 Sep 2023]</text:span></text:span></text:p>
      <text:p text:style-name="P29" loext:marker-style-name="T19"><text:span text:style-name="normaltextrun"><text:span text:style-name="T1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 Light1" svg:font-family="'Calibri Light'" style:font-family-generic="system"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Museo Sans" svg:font-family="'Museo Sans'" style:font-family-generic="roman" style:font-pitch="variable"/>
    <style:font-face style:name="Museo Sans1" svg:font-family="'Museo Sans'" style:font-family-generic="system" style:font-pitch="variable"/>
    <style:font-face style:name="Open Sans" svg:font-family="'Open Sans'" style:font-family-generic="system" style:font-pitch="variable"/>
    <style:font-face style:name="Segoe UI" svg:font-family="'Segoe UI'" style:font-family-generic="roman" style:font-pitch="variable"/>
    <style:font-face style:name="Segoe UI1" svg:font-family="'Segoe UI'" style:font-family-generic="system" style:font-pitch="variable"/>
    <style:font-face style:name="Source Sans Pro" svg:font-family="'Source Sans Pro'" style:font-family-generic="roman" style:font-pitch="variable"/>
    <style:font-face style:name="Source Sans Pro1" svg:font-family="'Source Sans Pro'"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en" fo:country="GB"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GB"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keep-together="always" fo:keep-with-next="always"/>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x_5f_p1" style:display-name="x_p1"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x_5f_p2" style:display-name="x_p2"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paragraph"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No_20_Spacing" style:display-name="No Spacing" style:family="paragraph">
      <style:paragraph-properties fo:margin-top="0cm" fo:margin-bottom="0cm" style:contextual-spacing="false" fo:line-height="100%" fo:text-align="start" style:justify-single-word="false" fo:orphans="2" fo:widows="2" style:writing-mode="lr-tb"/>
    </style:style>
    <style:style style:name="Balloon_20_Text" style:display-name="Balloon Text" style:family="paragraph" style:parent-style-name="Standard" loext:linked-style-name="Balloon_20_Text_20_Ch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 style:family="paragraph">
      <style:paragraph-properties fo:margin-top="0cm" fo:margin-bottom="0cm" style:contextual-spacing="false" fo:line-height="100%" fo:text-align="start" style:justify-single-word="false" fo:orphans="2" fo:widows="2" style:writing-mode="lr-tb"/>
      <style:text-properties fo:color="#000000" loext:opacity="100%" style:font-name="Museo Sans" fo:font-family="'Museo Sans'" style:font-family-generic="roman" style:font-pitch="variable" fo:font-size="12pt" style:font-size-asian="12pt" style:font-name-complex="Museo Sans1" style:font-family-complex="'Museo Sans'" style:font-family-generic-complex="system" style:font-pitch-complex="variable" style:font-size-complex="12pt"/>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Default_20_Paragraph_20_Font" style:display-name="Default Paragraph Font" style:family="text"/>
    <style:style style:name="x_5f_s1" style:display-name="x_s1" style:family="text" style:parent-style-name="Default_20_Paragraph_20_Font"/>
    <style:style style:name="x_5f_apple-converted-space" style:display-name="x_apple-converted-space" style:family="text" style:parent-style-name="Default_20_Paragraph_20_Font"/>
    <style:style style:name="x_5f_s2" style:display-name="x_s2"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normaltextrun" style:family="text" style:parent-style-name="Default_20_Paragraph_20_Font"/>
    <style:style style:name="eop"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ubtle_20_Emphasis" style:display-name="Subtle Emphasis" style:family="text" style:parent-style-name="Default_20_Paragraph_20_Font">
      <style:text-properties fo:color="#808080" loext:opacity="100%" fo:font-style="italic" style:font-style-asian="italic" style:font-style-complex="italic"/>
    </style:style>
    <style:style style:name="Heading_20_1_20_Char" style:display-name="Heading 1 Char" style:family="text" style:parent-style-name="Default_20_Paragraph_20_Font" loext:linked-style-name="Heading_20_1">
      <style:text-properties fo:color="#365f91" loext:opacity="100%" style:font-name="Cambria" fo:font-family="Cambria" style:font-family-generic="roman" style:font-pitch="variable" fo:font-size="14pt"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loext:linked-style-name="Heading_20_2">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3_20_Char" style:display-name="Heading 3 Char" style:family="text" style:parent-style-name="Default_20_Paragraph_20_Font" loext:linked-style-name="Heading_20_3">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earce Begley</meta:initial-creator>
    <dc:creator>Begley</dc:creator>
    <meta:editing-cycles>2</meta:editing-cycles>
    <meta:creation-date>2023-09-04T20:38:00</meta:creation-date>
    <dc:date>2023-09-04T20:38:00</dc:date>
    <meta:editing-duration>P0D</meta:editing-duration>
    <meta:generator>LibreOffice/7.5.7.1$Windows_X86_64 LibreOffice_project/47eb0cf7efbacdee9b19ae25d6752381ede23126</meta:generator>
    <meta:document-statistic meta:table-count="0" meta:image-count="0" meta:object-count="0" meta:page-count="5" meta:paragraph-count="53" meta:word-count="1054" meta:character-count="8079" meta:non-whitespace-character-count="7009"/>
    <meta:user-defined meta:name="AppVersion">14.0000</meta:user-defined>
    <meta:user-defined meta:name="Company">Bexley Clinical Commissioning Group</meta:user-defined>
    <meta:template xlink:type="simple" xlink:actuate="onRequest" xlink:title="Normal.dotm" xlink:href=""/>
  </office:meta>
</office:document-meta>
</file>